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eagleboard</text:p>
      <text:p text:style-name="Subtitle">il necessario per vedere qualcosa</text:p>
      <text:h text:style-name="Heading_20_1" text:outline-level="1">Link</text:h>
      <text:p text:style-name="Text_20_body">Ubuntu generale</text:p>
      <text:p text:style-name="Text_20_body"><text:a xlink:type="simple" xlink:href="http://elinux.org/BeagleBoardUbuntu">http://elinux.org/BeagleBoardUbuntu</text:a></text:p>
      <text:p text:style-name="Text_20_body"/>
      <text:p text:style-name="Text_20_body">Video facile preparazione SD per Angstrom</text:p>
      <text:p text:style-name="Text_20_body"><text:a xlink:type="simple" xlink:href="http://www.angstrom-distribution.org/video-tutorial-how-install-ångström-beagleboard">http://www.angstrom-distribution.org/video-tutorial-how-install-%C3%A5ngstr%C3%B6m-beagleboard</text:a></text:p>
      <text:p text:style-name="Text_20_body">Tutorial creazione SD per Angstrom</text:p>
      <text:p text:style-name="Text_20_body"><text:a xlink:type="simple" xlink:href="http://nishanthmenon.blogspot.com/2008/08/how-to-boot-beagle.html">http://nishanthmenon.blogspot.com/2008/08/how-to-boot-beagle.html</text:a></text:p>
      <text:p text:style-name="Text_20_body">Tutorial in Italiano SD per Angstrom</text:p>
      <text:p text:style-name="Text_20_body"><text:a xlink:type="simple" xlink:href="http://www.alfonsomartone.itb.it/uklqem.html">www.alfonsomartone.itb.it/uklqem.html</text:a></text:p>
      <text:p text:style-name="Text_20_body">Immagini demo Angstrom</text:p>
      <text:p text:style-name="Text_20_body"><text:a xlink:type="simple" xlink:href="http://www.angstrom-distribution.org/beagleboard-demo-image-available">http://www.angstrom-distribution.org/beagleboard-demo-image-available</text:a></text:p>
      <text:p text:style-name="Text_20_body"/>
      <text:p text:style-name="Text_20_body">Formattare la scheda SD</text:p>
      <text:p text:style-name="Text_20_body"><text:a xlink:type="simple" xlink:href="http://code.google.com/p/beagleboard/wiki/LinuxBootDiskFormat">http://code.google.com/p/beagleboard/wiki/LinuxBootDiskFormat</text:a></text:p>
      <text:p text:style-name="Text_20_body"/>
      <text:p text:style-name="Text_20_body">Tutorial RISC OS Open</text:p>
      <text:p text:style-name="Text_20_body"><text:a xlink:type="simple" xlink:href="http://www.riscosopen.org/wiki/documentation/show/Using%20the%20Cortex-A8%20port">http://www.riscosopen.org/wiki/documentation/show/Using%20the%20Cortex-A8%20port</text:a></text:p>
      <text:p text:style-name="Text_20_body">Wiki</text:p>
      <text:p text:style-name="Text_20_body"><text:a xlink:type="simple" xlink:href="http://code.google.com/p/beagleboard/wiki/BootingBeagleBoard">http://code.google.com/p/beagleboard/wiki/BootingBeagleBoard</text:a></text:p>
      <text:p text:style-name="Text_20_body">Wiki CircuitCo</text:p>
      <text:p text:style-name="Text_20_body"><text:a xlink:type="simple" xlink:href="http://www.circuitco.com/support/index.php?title=Main_Page#BEAGLEBOARD_IMAGE_FILES">http://www.circuitco.com/support/index.php?title=Main_Page#BEAGLEBOARD_IMAGE_FILES</text:a></text:p>
      <text:p text:style-name="Text_20_body"/>
      <text:p text:style-name="Text_20_body">Outofthebox Wiki</text:p>
      <text:p text:style-name="Text_20_body"><text:a xlink:type="simple" xlink:href="http://code.google.com/p/beagleboard/wiki/outofthebox">http://code.google.com/p/beagleboard/wiki/outofthebox</text:a></text:p>
      <text:p text:style-name="Text_20_body"/>
      <text:p text:style-name="Text_20_body"/>
      <text:p text:style-name="Text_20_body">Lista della spesa</text:p>
      <text:p text:style-name="Text_20_body"><text:a xlink:type="simple" xlink:href="http://code.google.com/p/beagleboard/wiki/BeagleBoardShoppingList">http://code.google.com/p/beagleboard/wiki/BeagleBoardShoppingList</text:a></text:p>
      <text:p text:style-name="Text_20_body">Cablaggi</text:p>
      <text:p text:style-name="Text_20_body"><text:a xlink:type="simple" xlink:href="http://www.pccables.com/07120.htm">http://www.pccables.com/07120.htm</text:a></text:p>
      <text:p text:style-name="Text_20_body"><text:soft-page-break/><text:a xlink:type="simple" xlink:href="http://www.logicsupply.com/products/db9_idc10">http://www.logicsupply.com/products/db9_idc10</text:a></text:p>
      <text:p text:style-name="Text_20_body"/>
      <text:p text:style-name="Text_20_body"/>
      <text:h text:style-name="Heading_20_1" text:outline-level="1">Hardware</text:h>
      <text:list xml:id="list5993464858412224854" text:style-name="L1">
        <text:list-item>
          <text:p text:style-name="P2">Beagle board REV C4</text:p>
        </text:list-item>
      </text:list>
      <text:list xml:id="list1878530819138595100" text:style-name="L2">
        <text:list-item>
          <text:p text:style-name="P3">Cavo HDMI</text:p>
        </text:list-item>
        <text:list-item>
          <text:p text:style-name="P3">SD</text:p>
        </text:list-item>
        <text:list-item>
          <text:p text:style-name="P3">Tastiera e mouse USB</text:p>
        </text:list-item>
        <text:list-item>
          <text:p text:style-name="P3">HUB USB</text:p>
        </text:list-item>
      </text:list>
      <text:h text:style-name="Heading_20_1" text:outline-level="1">Software</text:h>
      <text:list xml:id="list8025373936173948993" text:style-name="L3">
        <text:list-item>
          <text:p text:style-name="P4">Sistema operativo?</text:p>
        </text:list-item>
        <text:list-item>
          <text:p text:style-name="P4"/>
        </text:list-item>
      </text:list>
      <text:h text:style-name="Heading_20_1" text:outline-level="1">Angstrom</text:h>
      <text:p text:style-name="Text_20_body">Partendo con un sistema operativo linux, probabilmente anche ubunti live</text:p>
      <text:p text:style-name="Text_20_body">Scheda da 2GByte</text:p>
      <text:p text:style-name="Text_20_body">Circa 500 di sistema operativo</text:p>
      <text:p text:style-name="Text_20_body">Linux con GParted </text:p>
      <text:p text:style-name="Text_20_body">FAT32 da 50MByte</text:p>
      <text:p text:style-name="Text_20_body">resto ext2</text:p>
      <text:p text:style-name="Text_20_body">Si monta la partizione ext2 fatta e ci si scompatta il rar della distribuzione</text:p>
      <text:p text:style-name="Text_20_body">Si monta la partizione FAT32 e si copia la uImage nella scheda</text:p>
      <text:p text:style-name="Text_20_body">Al primo boot qualche comando di impostazione di boot.</text:p>
      <text:p text:style-name="Text_20_body"/>
      <text:h text:style-name="Heading_20_1" text:outline-level="1">Cose da fare</text:h>
      <text:list xml:id="list8678344360370261082" text:style-name="L4">
        <text:list-item>
          <text:p text:style-name="P5">Provare la sequenza Outofthebox di test</text:p>
        </text:list-item>
        <text:list-item>
          <text:p text:style-name="P5">Creare la SD con sistema operativo</text:p>
        </text:list-item>
        <text:list-item>
          <text:p text:style-name="P5">Creare una SD con sistema operativo ridotto per caricarlo in NAND</text:p>
        </text:list-item>
        <text:list-item>
          <text:p text:style-name="P5">Caricare il sistema in NAND</text:p>
        </text:list-item>
        <text:list-item>
          <text:p text:style-name="P5">Cercare un Benchmark e fare confronti</text:p>
        </text:list-item>
      </text:list>
      <text:p text:style-name="Text_20_body"/>
      <text:p text:style-name="Preformatted_20_Text"><text:bookmark text:name="Boot_the_Linux_Image_on_Beagle_Board"/>setenv bootargs "console=ttyS2,115200n8 noinitrd root=/dev/mmcblk0p1 rootfstype=ext2 rw rootdelay=1 nohz=off"</text:p>
      <text:p text:style-name="P1"><text:bookmark text:name="Boot_the_Linux_Image_on_Beagle_Board2"/>setenv bootcmd 'mmcinit; <text:bookmark text:name="Boot_the_Linux_Image_on_Beagle_Board1"/>fatload mmc 0 0x80300000 uImage;bootm 0x80300000'</text:p>
      <text:p text:style-name="P1">saveenv</text:p>
      <text:h text:style-name="Heading_20_1" text:outline-level="1"><text:soft-page-break/>File system</text:h>
      <text:p text:style-name="Text_20_body">Ordine file su SD ed ordine di boot</text:p>
      <text:list xml:id="list4432930912588256886" text:style-name="L5">
        <text:list-item>
          <text:p text:style-name="P6">Primo stadio BOOT loader</text:p>
        </text:list-item>
        <text:list-item>
          <text:p text:style-name="P6">Secondo stadio BOOT loader</text:p>
        </text:list-item>
        <text:list-item>
          <text:p text:style-name="P6">Linux BOOT Image (uImage)</text:p>
        </text:list-item>
        <text:list-item>
          <text:p text:style-name="P6">Linux file system</text:p>
        </text:list-item>
      </text:list>
      <text:p text:style-name="Text_20_body"/>
      <text:p text:style-name="Text_20_body">BOOT loader</text:p>
      <text:list xml:id="list6341998101284470242" text:style-name="L6">
        <text:list-item>
          <text:p text:style-name="P7">X-loader: esterno da SD o su beagle-board</text:p>
          <text:list>
            <text:list-item>
              <text:list>
                <text:list-item>
                  <text:list>
                    <text:list-header>
                      <text:p text:style-name="P7">Su SD risiede nel file MLO</text:p>
                      <text:p text:style-name="P7">Serve per caricare il secondo stadio che altrimenti non sta in memoria</text:p>
                    </text:list-header>
                  </text:list>
                </text:list-item>
              </text:list>
            </text:list-item>
          </text:list>
        </text:list-item>
      </text:list>
      <text:list xml:id="list767364570128875231" text:style-name="L7">
        <text:list-item>
          <text:p text:style-name="P8">U-boot: esterno da SD o su beagle-board</text:p>
          <text:list>
            <text:list-item>
              <text:list>
                <text:list-item>
                  <text:list>
                    <text:list-header>
                      <text:p text:style-name="P8">Su SD risiede nel file u-file.bin</text:p>
                      <text:p text:style-name="P8">Inizializza il sistema e lancia il kernel linux</text:p>
                    </text:list-header>
                  </text:list>
                </text:list-item>
              </text:list>
            </text:list-item>
          </text:list>
        </text:list-item>
      </text:list>
      <text:list xml:id="list3753969681064340315" text:style-name="L8">
        <text:list-item>
          <text:p text:style-name="P9">uImage: Su SD risiede nel file uImage</text:p>
          <text:list>
            <text:list-item>
              <text:list>
                <text:list-item>
                  <text:list>
                    <text:list-header>
                      <text:p text:style-name="P9">Esegue il boot del kernel che risiede in /boot</text:p>
                    </text:list-header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Partizioni</text:p>
      <text:list xml:id="list3392196157823997134" text:style-name="L9">
        <text:list-item>
          <text:p text:style-name="P10">FAT: Prima partizione di scheda che contiene i due bootloaders primari e l'immagine del <text:tab/>kernel uImage. Facile da gestire dal micro e beagleboard con i driver nativi.</text:p>
        </text:list-item>
        <text:list-item>
          <text:p text:style-name="P10">EXT3: seconda partizione con file system linux. Può essere di ogni tipo accettata dal kernel.</text:p>
        </text:list-item>
      </text:list>
      <text:p text:style-name="Text_20_body"/>
      <text:p text:style-name="Text_20_body">Creazione partizione</text:p>
      <text:list xml:id="list6890675878621650837" text:style-name="L10">
        <text:list-item>
          <text:p text:style-name="P11">Inserire SD in host PC</text:p>
        </text:list-item>
        <text:list-item>
          <text:p text:style-name="P11">dmesg|tail -&gt; dove appare SD identifica dove è connessa la scheda es. /dev/sdc da [sdc]</text:p>
        </text:list-item>
        <text:list-item>
          <text:p text:style-name="P11">df -h -&gt; controlla le partizioni montate da automount es /dev/sdc1</text:p>
        </text:list-item>
        <text:list-item>
          <text:p text:style-name="P11">umount /media/disk -&gt; smonta le partizioni</text:p>
        </text:list-item>
        <text:list-item>
          <text:p text:style-name="P11">sudo fdisk /dev/sdc -&gt; avvia fdisk su sdc</text:p>
        </text:list-item>
        <text:list-item>
          <text:p text:style-name="P11">p -&gt; stampa le informazioni sulle partizioni. Segnarsi il numero di byte sulla scheda.</text:p>
        </text:list-item>
        <text:list-item>
          <text:p text:style-name="P11">d -&gt; elimina tutte le partizioni</text:p>
        </text:list-item>
      </text:list>
      <text:p text:style-name="Text_20_body">Se 'p' non indica 255 head e 63 sector/track</text:p>
      <text:list xml:id="list2784580330784526467" text:style-name="L11">
        <text:list-item>
          <text:p text:style-name="P12">x -&gt; entra in modalità esperto</text:p>
        </text:list-item>
        <text:list-item>
          <text:p text:style-name="P12">h -&gt; imposta head a 255</text:p>
        </text:list-item>
        <text:list-item>
          <text:p text:style-name="P12"><text:s/>s -&gt; imposta sector a 63</text:p>
        </text:list-item>
        <text:list-item>
          <text:p text:style-name="P12">calcolare i cilindri come bytes_totali/head/sectors/512</text:p>
        </text:list-item>
        <text:list-item>
          <text:p text:style-name="P12">c -&gt; imposta i cilindri a quelli calcolati</text:p>
        </text:list-item>
        <text:list-item>
          <text:p text:style-name="P12"><text:soft-page-break/>r -&gt; ritorna a modalità normale</text:p>
        </text:list-item>
        <text:list-item>
          <text:p text:style-name="P12">p -&gt; stampa informazioni per verifica</text:p>
        </text:list-item>
      </text:list>
      <text:p text:style-name="Text_20_body">Creazione partizione FAT32</text:p>
      <text:list xml:id="list41747640" text:continue-numbering="true" text:style-name="L11">
        <text:list-item>
          <text:p text:style-name="P12">n -&gt; nuova partizione</text:p>
        </text:list-item>
        <text:list-item>
          <text:p text:style-name="P12">p -&gt; primaria</text:p>
        </text:list-item>
        <text:list-item>
          <text:p text:style-name="P12">1 -&gt; 1 numero di partizione</text:p>
        </text:list-item>
        <text:list-item>
          <text:p text:style-name="P12">1 -&gt; primo cilindro</text:p>
        </text:list-item>
        <text:list-item>
          <text:p text:style-name="P12">51 -&gt; ultimo cilindro</text:p>
        </text:list-item>
        <text:list-item>
          <text:p text:style-name="P12">t -&gt; fine</text:p>
        </text:list-item>
        <text:list-item>
          <text:p text:style-name="P12">c -&gt; codice per scegliere partizione FAT32</text:p>
        </text:list-item>
        <text:list-item>
          <text:p text:style-name="P12">a -&gt; rende la partizione bootable</text:p>
        </text:list-item>
        <text:list-item>
          <text:p text:style-name="P12">1 -&gt; sceglie la prtizione</text:p>
        </text:list-item>
      </text:list>
      <text:p text:style-name="Text_20_body">Creazione partizione EXT3</text:p>
      <text:list xml:id="list41762681" text:continue-numbering="true" text:style-name="L11">
        <text:list-item>
          <text:p text:style-name="P12">n -&gt; nuova partizione</text:p>
        </text:list-item>
        <text:list-item>
          <text:p text:style-name="P12">p -&gt; primaria</text:p>
        </text:list-item>
        <text:list-item>
          <text:p text:style-name="P12">2 -&gt; 2 numero di partizione</text:p>
        </text:list-item>
        <text:list-item>
          <text:p text:style-name="P12">"Enter" -&gt; Sceglie il primo cilindro libero (Inizio)</text:p>
        </text:list-item>
        <text:list-item>
          <text:p text:style-name="P12">"Enter" -&gt; Usa tutti i cilindri liberi (Fine)</text:p>
        </text:list-item>
        <text:list-item>
          <text:p text:style-name="P12">p -&gt; stampa informazioni per verifica</text:p>
        </text:list-item>
        <text:list-item>
          <text:p text:style-name="P12">w -&gt; scrive le modifiche su SD</text:p>
        </text:list-item>
      </text:list>
      <text:p text:style-name="Text_20_body"/>
      <text:p text:style-name="Text_20_body">ES. 1GB 1015MB 1015808000Byte</text:p>
      <text:p text:style-name="Text_20_body">255 testine</text:p>
      <text:p text:style-name="Text_20_body">63 settori</text:p>
      <text:p text:style-name="Text_20_body">123 cilindri</text:p>
      <text:p text:style-name="Text_20_body">1984000 settori totali</text:p>
      <text:p text:style-name="Text_20_body"/>
      <text:p text:style-name="Text_20_body">Formattazione</text:p>
      <text:list xml:id="list1643121336356889849" text:style-name="L15">
        <text:list-item>
          <text:p text:style-name="P13">mkfs.ext3 /dev/sdb1 -&gt; formatta ext3</text:p>
        </text:list-item>
        <text:list-item>
          <text:p text:style-name="P13">e2label /dev/sdb1 /mionome -&gt; rinomina l'etichetta (non necessario)</text:p>
        </text:list-item>
        <text:list-item>
          <text:p text:style-name="P13">tar -jxvf nomefile.tar.bz2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3M38S</meta:editing-duration>
    <meta:editing-cycles>23</meta:editing-cycles>
    <meta:generator>OpenOffice/4.0.1$Win32 OpenOffice.org_project/401m5$Build-9714</meta:generator>
    <dc:date>2015-10-13T21:58:06.65</dc:date>
    <meta:document-statistic meta:table-count="0" meta:image-count="0" meta:object-count="0" meta:page-count="4" meta:paragraph-count="116" meta:word-count="623" meta:character-count="4206"/>
    <meta:user-defined meta:name="Info 1"/>
    <meta:user-defined meta:name="Info 2"/>
    <meta:user-defined meta:name="Info 3"/>
    <meta:user-defined meta:name="Info 4"/>
  </office:meta>
</office:document-meta>
</file>